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212529" style:font-name="monospace" fo:font-size="12pt" fo:letter-spacing="normal"/>
    </style:style>
    <style:style style:name="T2" style:family="text">
      <style:text-properties fo:font-variant="normal" fo:text-transform="none" fo:color="#212529" style:font-name="monospace" fo:font-size="12pt" fo:letter-spacing="normal" fo:font-style="normal"/>
    </style:style>
    <style:style style:name="T3" style:family="text">
      <style:text-properties fo:font-variant="normal" fo:text-transform="none" fo:color="#212529" style:font-name="monospace" fo:font-size="12pt" fo:letter-spacing="normal" fo:font-style="normal" fo:font-weight="normal"/>
    </style:style>
    <style:style style:name="T4" style:family="text">
      <style:text-properties fo:font-variant="normal" fo:text-transform="none" fo:color="#212529" style:font-name="monospace" fo:font-size="12pt" fo:letter-spacing="normal" fo:font-style="normal" fo:font-weight="norm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212529" style:font-name="monospace" fo:font-size="12pt" fo:letter-spacing="normal" fo:font-style="normal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212529" style:font-name="monospace" fo:font-size="12pt" fo:letter-spacing="normal" fo:font-style="normal" style:font-style-asian="italic" style:font-style-complex="italic"/>
    </style:style>
    <style:style style:name="T7" style:family="text">
      <style:text-properties fo:font-variant="normal" fo:text-transform="none" fo:color="#212529" style:font-name="monospace" fo:font-size="12pt" fo:letter-spacing="normal" fo:font-weight="normal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Results of tests:</text:span></text:p>
      <text:p text:style-name="P1"><text:span text:style-name="T3"/></text:p>
      <text:p text:style-name="P1"><text:span text:style-name="T3"/></text:p>
      <text:p text:style-name="P1"><text:span text:style-name="T3">From these test I have detected some issues:</text:span></text:p>
      <text:p text:style-name="P1"><text:span text:style-name="T3"/></text:p>
      <text:p text:style-name="P1"><text:span text:style-name="T3"/></text:p>
      <text:p text:style-name="P1"><text:span text:style-name="T3">1 – When a user with a wrong password is created, the response has the correct message </text:span></text:p>
      <text:p text:style-name="P1"><text:span text:style-name="T4"/></text:p>
      <text:p text:style-name="P3"><text:span text:style-name="T1">00:59:38.132 over-writing existing variable 'expected' with new value: { "message": "Password does not conform to policy: Password must have symbol characters" } </text:span></text:p>
      <text:p text:style-name="P3"/>
      <text:p text:style-name="P1"><text:span text:style-name="T4">but if the same user is tried to saved with a correct password, it isn't possible because the username already exists:</text:span></text:p>
      <text:p text:style-name="P1"><text:span text:style-name="T4"/></text:p>
      <text:p text:style-name="P1"><text:span text:style-name="T4"/></text:p>
      <text:p text:style-name="P4"><text:span text:style-name="T7">[{"path":["SaveUser"],"locations":[{"line":2,"column":5}],"message":"An account with the given email already exists."}] </text:span></text:p>
      <text:p text:style-name="P1"><text:span text:style-name="T4"/></text:p>
      <text:p text:style-name="P1"><text:span text:style-name="T4">and it is necessary to delete the user to be able to save it with that username, although with a </text:span><text:span text:style-name="T5">UserReadModels</text:span><text:span text:style-name="T4"> query it isn't listed.</text:span></text:p>
      <text:p text:style-name="P1"><text:span text:style-name="T4"/></text:p>
      <text:p text:style-name="P1"><text:span text:style-name="T4"/></text:p>
      <text:p text:style-name="P1"><text:span text:style-name="T4">2 – When a customer is saved, the </text:span><text:span text:style-name="T5">photo</text:span><text:span text:style-name="T4"> field isn't saved properly and with a query of </text:span><text:span text:style-name="T5">ReadCustomerModels</text:span><text:span text:style-name="T4"> it is allways displayed as an empty field “”:</text:span></text:p>
      <text:p text:style-name="P1"><text:span text:style-name="T4"/></text:p>
      <text:p text:style-name="P4"><text:span text:style-name="T7">00:59:14.253 [print] [ { "photoUrl": "", "surname": "surname changed", "name": "name changed", "id": "CustNotAdmin2", "userId": "userNotAdmin@test.com" } </text:span></text:p>
      <text:p text:style-name="P1"><text:span text:style-name="T4"/></text:p>
      <text:p text:style-name="P1"><text:span text:style-name="T4">so, when a customer is updated with a new photo, it isn't possible to test if the photo is properly updated or it isn't.</text:span></text:p>
      <text:p text:style-name="P1"><text:span text:style-name="T4"/></text:p>
      <text:p text:style-name="P1"><text:span text:style-name="T4"/></text:p>
      <text:p text:style-name="P1"><text:span text:style-name="T4">3 – When delete a customer, it doesn't check if the customer exists or not and allways response with:</text:span></text:p>
      <text:p text:style-name="P1"><text:span text:style-name="T4"/></text:p>
      <text:p text:style-name="P4"><text:span text:style-name="T7">{"data":{"DeleteCustomer":true}} </text:span></text:p>
      <text:p text:style-name="P1"><text:span text:style-name="T4"/></text:p>
      <text:p text:style-name="P1"><text:span text:style-name="T4">4 – When saving a new customer, mandatory fields </text:span><text:span text:style-name="T5">name</text:span><text:span text:style-name="T4"> and </text:span><text:span text:style-name="T5">surname</text:span><text:span text:style-name="T4"> are allowed to be empty and the customer is saved with </text:span><text:span text:style-name="T5">null</text:span><text:span text:style-name="T4"> values:</text:span></text:p>
      <text:p text:style-name="P1"><text:span text:style-name="T4"/></text:p>
      <text:p text:style-name="P4"><text:span text:style-name="T7">{"photoUrl":"","surname":null,"name":null,"id":"Customer_id","userId":"admin@theagilemonkeys.com"} </text:span></text:p>
      <text:p text:style-name="P1"><text:span text:style-name="T4"/></text:p>
      <text:p text:style-name="P1"><text:span text:style-name="T4">I attach the karate reports directory that I have before the tests.</text:span></text:p>
      <text:p text:style-name="P1"><text:span text:style-name="T4"/></text:p>
      <text:p text:style-name="P1"><text:soft-page-break/><text:span text:style-name="T4">5 – I only have tested in the '</text:span><text:span text:style-name="T5">Prod</text:span><text:span text:style-name="T4">' environmet because in '</text:span><text:span text:style-name="T5">Dev</text:span><text:span text:style-name="T4">' I <text:s/>get a token, but when I try to post a graphql query with the authorizatiion token I get an error and I don't know if it is a default of the application or mine:<text:tab/></text:span></text:p>
      <text:p text:style-name="P1"><text:span text:style-name="T4"/></text:p>
      <text:p text:style-name="P4"><text:span text:style-name="T7">[{"message":"JsonWebTokenError: error in secret or public key callback: Unable to find a signing key that matches 'GksPOoCVGwocLWDNgKo5Q4GubDSTWLMx8GaRfHV/E7A='"}] </text:span></text:p>
      <text:p text:style-name="P1"><text:span text:style-name="T4"/></text:p>
      <text:p text:style-name="P1"><text:span text:style-name="T4">I have empty the users and customers list so you can run the test if you want.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ía Estrella Sánchez Montaño</meta:initial-creator>
    <meta:creation-date>2021-05-22T01:09:58.30</meta:creation-date>
    <dc:date>2021-05-23T03:00:38.65</dc:date>
    <dc:creator>María Estrella Sánchez Montaño</dc:creator>
    <meta:editing-duration>PT3M4S</meta:editing-duration>
    <meta:editing-cycles>1</meta:editing-cycles>
    <meta:generator>OpenOffice/4.1.10$Win32 OpenOffice.org_project/4110m2$Build-9807</meta:generator>
    <meta:document-statistic meta:table-count="0" meta:image-count="0" meta:object-count="0" meta:page-count="2" meta:paragraph-count="19" meta:word-count="313" meta:character-count="2012"/>
  </office:meta>
</office:document-meta>
</file>